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26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HK Tax detaile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x Year</text:p>
          </table:table-cell>
          <table:table-cell office:value-type="string" calcext:value-type="string">
            <text:p>Actual worke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inal Tax</text:p>
          </table:table-cell>
          <table:table-cell office:value-type="string" calcext:value-type="string">
            <text:p>Projected tax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Minus Proj Tax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pay Date</text:p>
          </table:table-cell>
        </table:table-row>
        <table:table-row table:style-name="ro1">
          <table:table-cell office:value-type="string" calcext:value-type="string">
            <text:p>2013.4.1 – 2014.3.31</text:p>
          </table:table-cell>
          <table:table-cell office:value-type="string" calcext:value-type="string">
            <text:p>2013.9.9 – 2014.3.31</text:p>
          </table:table-cell>
          <table:table-cell office:value-type="float" office:value="246061" calcext:value-type="float">
            <text:p>246061</text:p>
          </table:table-cell>
          <table:table-cell office:value-type="float" office:value="1912" calcext:value-type="float">
            <text:p>1912</text:p>
          </table:table-cell>
          <table:table-cell office:value-type="float" office:value="7404" calcext:value-type="float">
            <text:p>7404</text:p>
          </table:table-cell>
          <table:table-cell table:formula="of:=+[.D4]+[.E4]" office:value-type="float" office:value="9316" calcext:value-type="float">
            <text:p>9316</text:p>
          </table:table-cell>
          <table:table-cell table:formula="of:=+[.F4]" office:value-type="float" office:value="9316" calcext:value-type="float">
            <text:p>9316</text:p>
          </table:table-cell>
          <table:table-cell office:value-type="float" office:value="0" calcext:value-type="float">
            <text:p>0</text:p>
          </table:table-cell>
          <table:table-cell table:formula="of:=+[.G4]+[.H4]" office:value-type="float" office:value="9316" calcext:value-type="float">
            <text:p>93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.12.19</text:p>
          </table:table-cell>
        </table:table-row>
        <table:table-row table:style-name="ro1">
          <table:table-cell table:number-columns-repeated="2" office:value-type="string" calcext:value-type="string">
            <text:p>2014.4.1 – 2015.3.31</text:p>
          </table:table-cell>
          <table:table-cell office:value-type="float" office:value="432595" calcext:value-type="float">
            <text:p>432595</text:p>
          </table:table-cell>
          <table:table-cell office:value-type="float" office:value="21141" calcext:value-type="float">
            <text:p>21141</text:p>
          </table:table-cell>
          <table:table-cell office:value-type="float" office:value="41141" calcext:value-type="float">
            <text:p>41141</text:p>
          </table:table-cell>
          <table:table-cell table:formula="of:=+[.D5]+[.E5]" office:value-type="float" office:value="62282" calcext:value-type="float">
            <text:p>62282</text:p>
          </table:table-cell>
          <table:table-cell table:formula="of:=+[.F5]-[.E4]" office:value-type="float" office:value="54878" calcext:value-type="float">
            <text:p>54878</text:p>
          </table:table-cell>
          <table:table-cell table:formula="of:=FLOOR(+[.G5]*0.05)" office:value-type="float" office:value="2743" calcext:value-type="float">
            <text:p>2743</text:p>
          </table:table-cell>
          <table:table-cell table:formula="of:=+[.G5]+[.H5]" office:value-type="float" office:value="57621" calcext:value-type="float">
            <text:p>576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6.1.30</text:p>
          </table:table-cell>
        </table:table-row>
        <table:table-row table:style-name="ro1">
          <table:table-cell office:value-type="string" calcext:value-type="string">
            <text:p>2015.4.1 – 2016.3.31</text:p>
          </table:table-cell>
          <table:table-cell office:value-type="string" calcext:value-type="string">
            <text:p>2015.4.1 – 2015.9.30</text:p>
          </table:table-cell>
          <table:table-cell office:value-type="float" office:value="243644" calcext:value-type="float">
            <text:p>243644</text:p>
          </table:table-cell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  <table:table-cell table:formula="of:=+[.D6]+[.E6]" office:value-type="float" office:value="2254" calcext:value-type="float">
            <text:p>2254</text:p>
          </table:table-cell>
          <table:table-cell table:formula="of:=+[.F6]-[.E5]" office:value-type="float" office:value="-38887" calcext:value-type="float">
            <text:p>-38887</text:p>
          </table:table-cell>
          <table:table-cell office:value-type="float" office:value="0" calcext:value-type="float">
            <text:p>0</text:p>
          </table:table-cell>
          <table:table-cell table:formula="of:=+[.G6]+[.H6]" office:value-type="float" office:value="-38887" calcext:value-type="float">
            <text:p>-38887</text:p>
          </table:table-cell>
          <table:table-cell office:value-type="string" calcext:value-type="string">
            <text:p>Refunded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ce3" table:formula="of:=+SUM([.C4:.C6])" office:value-type="float" office:value="922300" calcext:value-type="float">
            <text:p>922300</text:p>
          </table:table-cell>
          <table:table-cell table:formula="of:=SUM([.D4:.D6])" office:value-type="float" office:value="25307" calcext:value-type="float">
            <text:p>2530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ttps://etax24.ird.gov.h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x ID</text:p>
          </table:table-cell>
          <table:table-cell table:style-name="ce1" office:value-type="string" calcext:value-type="string">
            <text:p>139 192 31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S Tax Detailed (W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 Year</text:p>
          </table:table-cell>
          <table:table-cell office:value-type="string" calcext:value-type="string">
            <text:p>Actual worke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inal Tax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Pay 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1-2012</text:p>
          </table:table-cell>
          <table:table-cell office:value-type="string" calcext:value-type="string">
            <text:p>2011.9 – 2011.12.31</text:p>
          </table:table-cell>
          <table:table-cell office:value-type="float" office:value="17944.88" calcext:value-type="float">
            <text:p>17944.8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2013</text:p>
          </table:table-cell>
          <table:table-cell office:value-type="string" calcext:value-type="string">
            <text:p>2012.1 – 2012.6.25</text:p>
          </table:table-cell>
          <table:table-cell office:value-type="float" office:value="36345.39" calcext:value-type="float">
            <text:p>36345.39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ce3" table:formula="of:=SUM([.C14:.C15])" office:value-type="float" office:value="54290.27" calcext:value-type="float">
            <text:p>54290.27</text:p>
          </table:table-cell>
          <table:table-cell table:formula="of:=SUM([.D14:.D15])" office:value-type="float" office:value="5455" calcext:value-type="float">
            <text:p>545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cial security:</text:p>
          </table:table-cell>
          <table:table-cell office:value-type="string" calcext:value-type="string">
            <text:p>117-69-8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acier tax prep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09:43:55.834903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15:19.500792725</meta:creation-date>
    <dc:date>2019-08-13T10:12:37.324234843</dc:date>
    <meta:editing-duration>PT55M30S</meta:editing-duration>
    <meta:editing-cycles>11</meta:editing-cycles>
    <meta:generator>LibreOffice/6.0.7.3$Linux_X86_64 LibreOffice_project/00m0$Build-3</meta:generator>
    <meta:document-statistic meta:table-count="1" meta:cell-count="73" meta:object-count="0"/>
  </office:meta>
</office:document-meta>
</file>